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, 'Source Sans Pro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709cm"/>
    </style:style>
    <style:style style:name="Таблица10.B" style:family="table-column">
      <style:table-column-properties style:column-width="14.303cm"/>
    </style:style>
    <style:style style:name="Таблица10.A1" style:family="table-cell">
      <style:table-cell-properties fo:padding="0.097cm" fo:border="none"/>
    </style:style>
    <style:style style:name="Таблица1" style:family="table">
      <style:table-properties style:width="14.074cm" fo:margin-left="2.224cm" table:align="left"/>
    </style:style>
    <style:style style:name="Таблица1.A" style:family="table-column">
      <style:table-column-properties style:column-width="2.618cm"/>
    </style:style>
    <style:style style:name="Таблица1.B" style:family="table-column">
      <style:table-column-properties style:column-width="3.5cm"/>
    </style:style>
    <style:style style:name="Таблица1.C" style:family="table-column">
      <style:table-column-properties style:column-width="7.95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4.803cm" table:align="right"/>
    </style:style>
    <style:style style:name="Таблица3.A" style:family="table-column">
      <style:table-column-properties style:column-width="2.644cm"/>
    </style:style>
    <style:style style:name="Таблица3.B" style:family="table-column">
      <style:table-column-properties style:column-width="3.524cm"/>
    </style:style>
    <style:style style:name="Таблица3.C" style:family="table-column">
      <style:table-column-properties style:column-width="8.63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4.827cm" table:align="right"/>
    </style:style>
    <style:style style:name="Таблица2.A" style:family="table-column">
      <style:table-column-properties style:column-width="3.059cm"/>
    </style:style>
    <style:style style:name="Таблица2.B" style:family="table-column">
      <style:table-column-properties style:column-width="3.24cm"/>
    </style:style>
    <style:style style:name="Таблица2.C" style:family="table-column">
      <style:table-column-properties style:column-width="8.52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4.827cm" table:align="right"/>
    </style:style>
    <style:style style:name="Таблица4.A" style:family="table-column">
      <style:table-column-properties style:column-width="2.514cm"/>
    </style:style>
    <style:style style:name="Таблица4.B" style:family="table-column">
      <style:table-column-properties style:column-width="2.981cm"/>
    </style:style>
    <style:style style:name="Таблица4.C" style:family="table-column">
      <style:table-column-properties style:column-width="9.333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39.033cm" table:align="margins"/>
    </style:style>
    <style:style style:name="Таблица5.A" style:family="table-column">
      <style:table-column-properties style:column-width="5.831cm" style:rel-column-width="9791*"/>
    </style:style>
    <style:style style:name="Таблица5.B" style:family="table-column">
      <style:table-column-properties style:column-width="11.485cm" style:rel-column-width="19283*"/>
    </style:style>
    <style:style style:name="Таблица5.C" style:family="table-column">
      <style:table-column-properties style:column-width="21.717cm" style:rel-column-width="36461*"/>
    </style:style>
    <style:style style:name="Таблица5.A1" style:family="table-cell">
      <style:table-cell-properties fo:padding="0.097cm" fo:border-left="0.05pt solid #c0c0c0" fo:border-right="none" fo:border-top="0.05pt solid #c0c0c0" fo:border-bottom="0.05pt solid #c0c0c0"/>
    </style:style>
    <style:style style:name="Таблица5.C1" style:family="table-cell">
      <style:table-cell-properties fo:padding="0.097cm" fo:border="0.05pt solid #c0c0c0"/>
    </style:style>
    <style:style style:name="Таблица5.A2" style:family="table-cell">
      <style:table-cell-properties fo:padding="0.097cm" fo:border-left="0.05pt solid #c0c0c0" fo:border-right="none" fo:border-top="none" fo:border-bottom="0.05pt solid #c0c0c0"/>
    </style:style>
    <style:style style:name="Таблица5.C2" style:family="table-cell">
      <style:table-cell-properties fo:padding="0.097cm" fo:border-left="0.05pt solid #c0c0c0" fo:border-right="0.05pt solid #c0c0c0" fo:border-top="none" fo:border-bottom="0.05pt solid #c0c0c0"/>
    </style:style>
    <style:style style:name="Таблица6" style:family="table">
      <style:table-properties style:width="21.523cm" table:align="margins"/>
    </style:style>
    <style:style style:name="Таблица6.A" style:family="table-column">
      <style:table-column-properties style:column-width="7.174cm" style:rel-column-width="21845*"/>
    </style:style>
    <style:style style:name="Таблица6.A1" style:family="table-cell">
      <style:table-cell-properties fo:padding="0.097cm" fo:border-left="none" fo:border-right="none" fo:border-top="none" fo:border-bottom="0.05pt solid #c0c0c0"/>
    </style:style>
    <style:style style:name="Таблица6.B1" style:family="table-cell">
      <style:table-cell-properties fo:padding="0.097cm" fo:border-left="0.05pt solid #c0c0c0" fo:border-right="none" fo:border-top="none" fo:border-bottom="0.05pt solid #c0c0c0"/>
    </style:style>
    <style:style style:name="Таблица6.A10" style:family="table-cell">
      <style:table-cell-properties fo:padding="0.097cm" fo:border="none"/>
    </style:style>
    <style:style style:name="Таблица6.B10" style:family="table-cell">
      <style:table-cell-properties fo:padding="0.097cm" fo:border-left="0.05pt solid #c0c0c0" fo:border-right="none" fo:border-top="none" fo:border-bottom="none"/>
    </style:style>
    <style:style style:name="Таблица7" style:family="table">
      <style:table-properties style:width="39.033cm" table:align="margins"/>
    </style:style>
    <style:style style:name="Таблица7.A" style:family="table-column">
      <style:table-column-properties style:column-width="5.771cm" style:rel-column-width="9689*"/>
    </style:style>
    <style:style style:name="Таблица7.B" style:family="table-column">
      <style:table-column-properties style:column-width="11.546cm" style:rel-column-width="19385*"/>
    </style:style>
    <style:style style:name="Таблица7.C" style:family="table-column">
      <style:table-column-properties style:column-width="21.717cm" style:rel-column-width="36461*"/>
    </style:style>
    <style:style style:name="Таблица7.A1" style:family="table-cell">
      <style:table-cell-properties fo:padding="0.049cm" fo:border-left="0.05pt solid #c0c0c0" fo:border-right="none" fo:border-top="0.05pt solid #c0c0c0" fo:border-bottom="0.05pt solid #c0c0c0"/>
    </style:style>
    <style:style style:name="Таблица7.C1" style:family="table-cell">
      <style:table-cell-properties fo:padding="0.049cm" fo:border="0.05pt solid #c0c0c0"/>
    </style:style>
    <style:style style:name="Таблица7.A2" style:family="table-cell">
      <style:table-cell-properties fo:padding="0.049cm" fo:border-left="0.05pt solid #c0c0c0" fo:border-right="none" fo:border-top="none" fo:border-bottom="0.05pt solid #c0c0c0"/>
    </style:style>
    <style:style style:name="Таблица7.C2" style:family="table-cell">
      <style:table-cell-properties fo:padding="0.049cm" fo:border-left="0.05pt solid #c0c0c0" fo:border-right="0.05pt solid #c0c0c0" fo:border-top="none" fo:border-bottom="0.05pt solid #c0c0c0"/>
    </style:style>
    <style:style style:name="Таблица8" style:family="table">
      <style:table-properties style:width="39.033cm" table:align="margins"/>
    </style:style>
    <style:style style:name="Таблица8.A" style:family="table-column">
      <style:table-column-properties style:column-width="15.949cm" style:rel-column-width="26777*"/>
    </style:style>
    <style:style style:name="Таблица8.B" style:family="table-column">
      <style:table-column-properties style:column-width="23.084cm" style:rel-column-width="38758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39.033cm" table:align="margins"/>
    </style:style>
    <style:style style:name="Таблица9.A" style:family="table-column">
      <style:table-column-properties style:column-width="5.771cm" style:rel-column-width="9689*"/>
    </style:style>
    <style:style style:name="Таблица9.B" style:family="table-column">
      <style:table-column-properties style:column-width="11.546cm" style:rel-column-width="19385*"/>
    </style:style>
    <style:style style:name="Таблица9.C" style:family="table-column">
      <style:table-column-properties style:column-width="21.717cm" style:rel-column-width="36461*"/>
    </style:style>
    <style:style style:name="Таблица9.A1" style:family="table-cell">
      <style:table-cell-properties fo:padding="0.049cm" fo:border-left="0.05pt solid #c0c0c0" fo:border-right="none" fo:border-top="0.05pt solid #c0c0c0" fo:border-bottom="0.05pt solid #c0c0c0"/>
    </style:style>
    <style:style style:name="Таблица9.C1" style:family="table-cell">
      <style:table-cell-properties fo:padding="0.049cm" fo:border="0.05pt solid #c0c0c0"/>
    </style:style>
    <style:style style:name="Таблица9.A2" style:family="table-cell">
      <style:table-cell-properties fo:padding="0.049cm" fo:border-left="0.05pt solid #c0c0c0" fo:border-right="none" fo:border-top="none" fo:border-bottom="0.05pt solid #c0c0c0"/>
    </style:style>
    <style:style style:name="Таблица9.C2" style:family="table-cell">
      <style:table-cell-properties fo:padding="0.049cm" fo:border-left="0.05pt solid #c0c0c0" fo:border-right="0.05pt solid #c0c0c0" fo:border-top="none" fo:border-bottom="0.05pt solid #c0c0c0"/>
    </style:style>
    <style:style style:name="Таблица11" style:family="table">
      <style:table-properties style:width="39.033cm" table:align="margins"/>
    </style:style>
    <style:style style:name="Таблица11.A" style:family="table-column">
      <style:table-column-properties style:column-width="5.771cm" style:rel-column-width="9689*"/>
    </style:style>
    <style:style style:name="Таблица11.B" style:family="table-column">
      <style:table-column-properties style:column-width="11.546cm" style:rel-column-width="19385*"/>
    </style:style>
    <style:style style:name="Таблица11.C" style:family="table-column">
      <style:table-column-properties style:column-width="21.717cm" style:rel-column-width="36461*"/>
    </style:style>
    <style:style style:name="Таблица11.A1" style:family="table-cell">
      <style:table-cell-properties fo:padding="0.049cm" fo:border-left="0.05pt solid #c0c0c0" fo:border-right="none" fo:border-top="0.05pt solid #c0c0c0" fo:border-bottom="0.05pt solid #c0c0c0"/>
    </style:style>
    <style:style style:name="Таблица11.C1" style:family="table-cell">
      <style:table-cell-properties fo:padding="0.049cm" fo:border="0.05pt solid #c0c0c0"/>
    </style:style>
    <style:style style:name="Таблица11.A2" style:family="table-cell">
      <style:table-cell-properties fo:padding="0.049cm" fo:border-left="0.05pt solid #c0c0c0" fo:border-right="none" fo:border-top="none" fo:border-bottom="0.05pt solid #c0c0c0"/>
    </style:style>
    <style:style style:name="Таблица11.C2" style:family="table-cell">
      <style:table-cell-properties fo:padding="0.049cm" fo:border-left="0.05pt solid #c0c0c0" fo:border-right="0.05pt solid #c0c0c0" fo:border-top="none" fo:border-bottom="0.05pt solid #c0c0c0"/>
    </style:style>
    <style:style style:name="P1" style:family="paragraph" style:parent-style-name="Text_20_body">
      <style:paragraph-properties fo:background-color="#e6e6e6">
        <style:background-image/>
      </style:paragraph-properties>
    </style:style>
    <style:style style:name="P2" style:family="paragraph" style:parent-style-name="Text_20_body">
      <style:paragraph-properties fo:background-color="transparent">
        <style:background-image/>
      </style:paragraph-properties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officeooo:paragraph-rsid="00039901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normal" officeooo:rsid="00043987" officeooo:paragraph-rsid="00043987" style:font-weight-asian="normal" style:font-weight-complex="normal"/>
    </style:style>
    <style:style style:name="P7" style:family="paragraph" style:parent-style-name="Table_20_Contents">
      <style:text-properties officeooo:rsid="000234f8"/>
    </style:style>
    <style:style style:name="P8" style:family="paragraph" style:parent-style-name="Table_20_Contents">
      <style:text-properties officeooo:rsid="000234f8" officeooo:paragraph-rsid="000234f8"/>
    </style:style>
    <style:style style:name="P9" style:family="paragraph" style:parent-style-name="Table_20_Contents">
      <style:text-properties officeooo:paragraph-rsid="00039901"/>
    </style:style>
    <style:style style:name="P10" style:family="paragraph" style:parent-style-name="Table_20_Contents">
      <style:text-properties officeooo:rsid="00039901" officeooo:paragraph-rsid="00039901"/>
    </style:style>
    <style:style style:name="P11" style:family="paragraph" style:parent-style-name="Table_20_Contents">
      <style:text-properties officeooo:rsid="00043987" officeooo:paragraph-rsid="00043987"/>
    </style:style>
    <style:style style:name="P12" style:family="paragraph" style:parent-style-name="Table_20_Contents">
      <style:text-properties officeooo:paragraph-rsid="00043987"/>
    </style:style>
    <style:style style:name="P13" style:family="paragraph" style:parent-style-name="Table_20_Contents">
      <style:text-properties officeooo:rsid="0004a025" officeooo:paragraph-rsid="0004a025"/>
    </style:style>
    <style:style style:name="P14" style:family="paragraph" style:parent-style-name="Table_20_Contents">
      <style:text-properties officeooo:rsid="00075647" officeooo:paragraph-rsid="00075647"/>
    </style:style>
    <style:style style:name="P15" style:family="paragraph" style:parent-style-name="Table_20_Contents">
      <style:text-properties officeooo:rsid="000801bd" officeooo:paragraph-rsid="000801bd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>
      <style:paragraph-properties style:border-line-width-bottom="0.002cm 0.035cm 0.002cm" fo:padding="0.074cm" fo:border-left="none" fo:border-right="none" fo:border-top="none" fo:border-bottom="1.11pt double #000000" style:join-border="false"/>
      <style:text-properties fo:font-weight="normal" style:font-weight-asian="normal" style:font-weight-complex="normal"/>
    </style:style>
    <style:style style:name="P18" style:family="paragraph" style:parent-style-name="Standard">
      <style:text-properties officeooo:paragraph-rsid="00039901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Heading_20_3">
      <style:text-properties fo:font-weight="normal" style:font-weight-asian="normal" style:font-weight-complex="normal"/>
    </style:style>
    <style:style style:name="P23" style:family="paragraph" style:parent-style-name="Heading_20_3">
      <style:paragraph-properties fo:break-before="page"/>
    </style:style>
    <style:style style:name="P24" style:family="paragraph" style:parent-style-name="Heading_20_2" style:list-style-name=""/>
    <style:style style:name="P25" style:family="paragraph" style:parent-style-name="Heading_20_2">
      <style:paragraph-properties fo:break-before="page"/>
    </style:style>
    <style:style style:name="P26" style:family="paragraph" style:parent-style-name="Table_20_Contents">
      <style:text-properties officeooo:rsid="000a2c69" officeooo:paragraph-rsid="000a2c69"/>
    </style:style>
    <style:style style:name="T1" style:family="text">
      <style:text-properties officeooo:rsid="00039901"/>
    </style:style>
    <style:style style:name="T2" style:family="text">
      <style:text-properties officeooo:rsid="00043987"/>
    </style:style>
    <style:style style:name="T3" style:family="text">
      <style:text-properties fo:font-variant="normal" fo:text-transform="none" fo:color="#333333" style:font-name="Fira Sans" fo:font-size="12pt" fo:letter-spacing="normal" fo:font-style="normal" fo:font-weight="normal"/>
    </style:style>
    <style:style style:name="T4" style:family="text">
      <style:text-properties officeooo:rsid="000683b1"/>
    </style:style>
    <style:style style:name="T5" style:family="text">
      <style:text-properties officeooo:rsid="000832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PI обмена CRM с партнеркой</text:h>
      <text:h text:style-name="Heading_20_2" text:outline-level="2">Изменения: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Table_20_Contents">2014-05-12</text:p>
          </table:table-cell>
          <table:table-cell table:style-name="Таблица10.A1" office:value-type="string">
            <text:p text:style-name="Table_20_Contents">Добавлен вывод журнала звонков в методы getOrderStatus и getOrderStatusR</text:p>
          </table:table-cell>
        </table:table-row>
        <table:table-row>
          <table:table-cell table:style-name="Таблица10.A1" office:value-type="string">
            <text:p text:style-name="Table_20_Contents">2014-05-29</text:p>
          </table:table-cell>
          <table:table-cell table:style-name="Таблица10.A1" office:value-type="string">
            <text:p text:style-name="Table_20_Contents">Добавлено поле ip адреса в метод addOrder</text:p>
          </table:table-cell>
        </table:table-row>
        <table:table-row>
          <table:table-cell table:style-name="Таблица10.A1" office:value-type="string">
            <text:p text:style-name="Table_20_Contents">2014-06-10</text:p>
          </table:table-cell>
          <table:table-cell table:style-name="Таблица10.A1" office:value-type="string">
            <text:p text:style-name="Table_20_Contents">В ответе метода addOrder возвращает ID заказа</text:p>
          </table:table-cell>
        </table:table-row>
        <table:table-row>
          <table:table-cell table:style-name="Таблица10.A1" office:value-type="string">
            <text:p text:style-name="P7">2014-07-16</text:p>
          </table:table-cell>
          <table:table-cell table:style-name="Таблица10.A1" office:value-type="string">
            <text:p text:style-name="P8">Добавлено описание поля kolvo метода addOrder</text:p>
          </table:table-cell>
        </table:table-row>
        <table:table-row>
          <table:table-cell table:style-name="Таблица10.A1" office:value-type="string">
            <text:p text:style-name="P13">2014-11-17</text:p>
          </table:table-cell>
          <table:table-cell table:style-name="Таблица10.A1" office:value-type="string">
            <text:p text:style-name="P13">Добавлен<text:span text:style-name="T4">о</text:span> <text:span text:style-name="T4">описание </text:span>метод<text:span text:style-name="T4">а</text:span> getOrders</text:p>
          </table:table-cell>
        </table:table-row>
        <table:table-row>
          <table:table-cell table:style-name="Таблица10.A1" office:value-type="string">
            <text:p text:style-name="P14">2015-09-05</text:p>
          </table:table-cell>
          <table:table-cell table:style-name="Таблица10.A1" office:value-type="string">
            <text:p text:style-name="P14">Добавлено описание поля confirmed , <text:span text:style-name="T5">delcost, deliv_date, deliv_stime, deliv_etime</text:span> метода addOrder</text:p>
          </table:table-cell>
        </table:table-row>
      </table:table>
      <text:p text:style-name="Text_20_body"/>
      <text:h text:style-name="Heading_20_2" text:outline-level="2">Основные положения:</text:h>
      <text:list xml:id="list2262222901127344730" text:style-name="L1">
        <text:list-item>
          <text:p text:style-name="P19">Для обмена между CRM и партнеркой используется протокол <text:a xlink:type="simple" xlink:href="http://ru.wikipedia.org/wiki/Http">http</text:a> метод POST.</text:p>
        </text:list-item>
        <text:list-item>
          <text:p text:style-name="P19">Инициатором связи является партнерка. Т.е. она является клиентом.</text:p>
        </text:list-item>
        <text:list-item>
          <text:p text:style-name="P19">Клиент осуществляет запрос на точку входа, находящую в зоне CRM системы. URL запроса будет выглядеть так: <text:line-break/>http://&lt;путь до корня CRM&gt;/excapi</text:p>
        </text:list-item>
        <text:list-item>
          <text:p text:style-name="P19">Сообщения передаются в модифицированном <text:a xlink:type="simple" xlink:href="http://ru.wikipedia.org/wiki/JSON-RPC">JSON-RCP</text:a> 1.0 .</text:p>
        </text:list-item>
        <text:list-item>
          <text:p text:style-name="P19">На каждое сообщение сервер обязан дать ответ, если сообщение прошло проверку подписи.</text:p>
        </text:list-item>
        <text:list-item>
          <text:p text:style-name="P19">Если подпись сообщения не прошла проверку, то сервер не дает никакого ответа, соединение разрывается. </text:p>
        </text:list-item>
        <text:list-item>
          <text:p text:style-name="P19">При превышении определенного количества неудачных запросов клиент банится.</text:p>
        </text:list-item>
      </text:list>
      <text:h text:style-name="Heading_20_2" text:outline-level="2">Описание протокола и отличия от стандартного JSON-RCP 1.0</text:h>
      <text:p text:style-name="Text_20_body"><text:s text:c="3"/>Модификация протокола заключается в добавлении идентификатора отправителя и md5 подписи к каждому запросу. Данная подпись позволяет однозначно идентифицировать отправителя и удостовериться что он имеет права выполнить то или иное действие. Алгоритм формирования сообщения будет следующим:</text:p>
      <text:list xml:id="list4020473896290500789" text:style-name="L2">
        <text:list-item>
          <text:p text:style-name="P20">Сформировать объект запроса в формате стандартного JSON-RPC 1.0 .</text:p>
        </text:list-item>
        <text:list-item>
          <text:p text:style-name="P20">Преобразовать полученный объект в json-строку.</text:p>
        </text:list-item>
        <text:list-item>
          <text:p text:style-name="P20">Осуществить конкатенацию полученной json-строки с идентификатором отправителя и секретным ключом обмена.</text:p>
        </text:list-item>
        <text:list-item>
          <text:p text:style-name="P20">Вычислить хэш md5 строки, полученной на предыдущем шаге.</text:p>
        </text:list-item>
        <text:list-item>
          <text:p text:style-name="P20">Сформировать объект со следующими полями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Contents">sender</text:p>
          </table:table-cell>
          <table:table-cell table:style-name="Таблица1.A1" office:value-type="string">
            <text:p text:style-name="Table_20_Contents">string(64)</text:p>
          </table:table-cell>
          <table:table-cell table:style-name="Таблица1.C1" office:value-type="string">
            <text:p text:style-name="Table_20_Contents">Идентификатор отправителя </text:p>
          </table:table-cell>
        </table:table-row>
        <table:table-row>
          <table:table-cell table:style-name="Таблица1.A2" office:value-type="string">
            <text:p text:style-name="Table_20_Contents">sign</text:p>
          </table:table-cell>
          <table:table-cell table:style-name="Таблица1.A2" office:value-type="string">
            <text:p text:style-name="Table_20_Contents">string(32)</text:p>
          </table:table-cell>
          <table:table-cell table:style-name="Таблица1.C2" office:value-type="string">
            <text:p text:style-name="Table_20_Contents">Подпись, хэш md5, полученная на шаге 4.</text:p>
          </table:table-cell>
        </table:table-row>
        <table:table-row>
          <table:table-cell table:style-name="Таблица1.A2" office:value-type="string">
            <text:p text:style-name="Table_20_Contents">request</text:p>
          </table:table-cell>
          <table:table-cell table:style-name="Таблица1.A2" office:value-type="string">
            <text:p text:style-name="Table_20_Contents">string</text:p>
          </table:table-cell>
          <table:table-cell table:style-name="Таблица1.C2" office:value-type="string">
            <text:p text:style-name="Table_20_Contents">Json строка, полученная на шаге 2</text:p>
          </table:table-cell>
        </table:table-row>
      </table:table>
      <text:list xml:id="list113554943675131" text:continue-numbering="true" text:style-name="L2">
        <text:list-item>
          <text:p text:style-name="P20">Из данного объекта сформировать json строку</text:p>
        </text:list-item>
      </text:list>
      <text:p text:style-name="Text_20_body">Сформированное сообщение должно быть установлено в теле запроса POST.</text:p>
      <text:p text:style-name="Text_20_body">Структура объекта запроса в формате стандартного JSON-RPC 1.0 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Table_20_Contents">method</text:p>
          </table:table-cell>
          <table:table-cell table:style-name="Таблица3.A1" office:value-type="string">
            <text:p text:style-name="Table_20_Contents">string</text:p>
          </table:table-cell>
          <table:table-cell table:style-name="Таблица3.C1" office:value-type="string">
            <text:p text:style-name="Table_20_Contents">Наименование метода (т. е. функции), который должен быть выполнен сервером</text:p>
          </table:table-cell>
        </table:table-row>
        <table:table-row>
          <table:table-cell table:style-name="Таблица3.A2" office:value-type="string">
            <text:p text:style-name="Table_20_Contents">params</text:p>
          </table:table-cell>
          <table:table-cell table:style-name="Таблица3.A2" office:value-type="string">
            <text:p text:style-name="Table_20_Contents">array</text:p>
          </table:table-cell>
          <table:table-cell table:style-name="Таблица3.C2" office:value-type="string">
            <text:p text:style-name="Table_20_Contents">Массив (!) параметров</text:p>
          </table:table-cell>
        </table:table-row>
        <table:table-row>
          <table:table-cell table:style-name="Таблица3.A2" office:value-type="string">
            <text:p text:style-name="Table_20_Contents">id</text:p>
          </table:table-cell>
          <table:table-cell table:style-name="Таблица3.A2" office:value-type="string">
            <text:p text:style-name="Table_20_Contents">string</text:p>
          </table:table-cell>
          <table:table-cell table:style-name="Таблица3.C2" office:value-type="string">
            <text:p text:style-name="Table_20_Contents">Идентификатор запроса, в идеале должен быть уникальным. Сервер в ответе на запрос добавляет этот идентификатор, чтобы клиент знал на какой запрос это ответ. Может быть пустой строкой. </text:p>
          </table:table-cell>
        </table:table-row>
      </table:table>
      <text:p text:style-name="Text_20_body"/>
      <text:p text:style-name="Text_20_body"><text:s/>Сервер (CRM система) должна ответить на запрос клиента сообщением, сформированному по следующему алгоритму:</text:p>
      <text:list xml:id="list1404825965975746779" text:style-name="L3">
        <text:list-item>
          <text:p text:style-name="P21">Сформировать объект ответа в формате стандартного JSON-RPC 1.0</text:p>
        </text:list-item>
        <text:list-item>
          <text:p text:style-name="P21">Преобразовать полученный объект в json-строку</text:p>
        </text:list-item>
        <text:list-item>
          <text:p text:style-name="P21">Осуществить конкатенацию полученной json-строки с идентификатором клиента (отправителя) и секретным ключом обмена.</text:p>
        </text:list-item>
        <text:list-item>
          <text:p text:style-name="P21">Вычислить хэш md5 строки, полученной на предыдущем шаге.</text:p>
        </text:list-item>
        <text:list-item>
          <text:p text:style-name="P21">Сформировать объект со следующими полями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Table_20_Contents">sign</text:p>
          </table:table-cell>
          <table:table-cell table:style-name="Таблица2.A1" office:value-type="string">
            <text:p text:style-name="Table_20_Contents">string(32)</text:p>
          </table:table-cell>
          <table:table-cell table:style-name="Таблица2.C1" office:value-type="string">
            <text:p text:style-name="Table_20_Contents">Подпись, хэш md5, полученная на шаге 4.</text:p>
          </table:table-cell>
        </table:table-row>
        <table:table-row>
          <table:table-cell table:style-name="Таблица2.A2" office:value-type="string">
            <text:p text:style-name="Table_20_Contents">answer</text:p>
          </table:table-cell>
          <table:table-cell table:style-name="Таблица2.A2" office:value-type="string">
            <text:p text:style-name="Table_20_Contents">string</text:p>
          </table:table-cell>
          <table:table-cell table:style-name="Таблица2.C2" office:value-type="string">
            <text:p text:style-name="Table_20_Contents">Json строка, полученная на шаге 2</text:p>
          </table:table-cell>
        </table:table-row>
      </table:table>
      <text:list xml:id="list113555450665440" text:continue-numbering="true" text:style-name="L3">
        <text:list-item>
          <text:p text:style-name="P21">Из данного объекта сформировать json строку.</text:p>
        </text:list-item>
      </text:list>
      <text:p text:style-name="Text_20_body">Структура объекта ответа в формате JSON-RCP 1.0 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Table_20_Contents">result</text:p>
          </table:table-cell>
          <table:table-cell table:style-name="Таблица4.A1" office:value-type="string">
            <text:p text:style-name="Table_20_Contents">mixed</text:p>
          </table:table-cell>
          <table:table-cell table:style-name="Таблица4.C1" office:value-type="string">
            <text:p text:style-name="Table_20_Contents">Результат выполнения метода. Может быть любого типа (объект, массив, строка, число и т.п.)</text:p>
          </table:table-cell>
        </table:table-row>
        <table:table-row>
          <table:table-cell table:style-name="Таблица4.A2" office:value-type="string">
            <text:p text:style-name="Table_20_Contents">error</text:p>
          </table:table-cell>
          <table:table-cell table:style-name="Таблица4.A2" office:value-type="string">
            <text:p text:style-name="Table_20_Contents">null или string</text:p>
          </table:table-cell>
          <table:table-cell table:style-name="Таблица4.C2" office:value-type="string">
            <text:p text:style-name="Table_20_Contents">Описание ошибки или NULL, если ошибки нет.</text:p>
          </table:table-cell>
        </table:table-row>
        <table:table-row>
          <table:table-cell table:style-name="Таблица4.A2" office:value-type="string">
            <text:p text:style-name="Table_20_Contents">id</text:p>
          </table:table-cell>
          <table:table-cell table:style-name="Таблица4.A2" office:value-type="string">
            <text:p text:style-name="Table_20_Contents">string</text:p>
          </table:table-cell>
          <table:table-cell table:style-name="Таблица4.C2" office:value-type="string">
            <text:p text:style-name="Table_20_Contents">Идентификатор запроса.</text:p>
          </table:table-cell>
        </table:table-row>
      </table:table>
      <text:p text:style-name="Text_20_body"/>
      <text:p text:style-name="Text_20_body"/>
      <text:p text:style-name="Text_20_body">Данная json строка должна быть отправлена серверу в теле ответа. Сервер устанавливает content-type для ответа application/json .</text:p>
      <text:h text:style-name="Heading_20_2" text:outline-level="2"/>
      <text:h text:style-name="P24" text:outline-level="2"/>
      <text:h text:style-name="P25" text:outline-level="2">Примеры реализации (для того, чтобы было все понятно)</text:h>
      <text:h text:style-name="Heading_20_3" text:outline-level="3">Клиент:</text:h>
      <text:p text:style-name="P1"><text:span text:style-name="symbol0_5f_php">&lt;</text:span>?php</text:p>
      <text:p text:style-name="P1"><text:span text:style-name="regexp0_5f_php">$now</text:span> <text:span text:style-name="symbol0_5f_php">=</text:span> <text:span text:style-name="keyword2_5f_php">time</text:span><text:span text:style-name="symbol0_5f_php">();</text:span> <text:tab/><text:tab/><text:tab/><text:tab/><text:span text:style-name="comment0_5f_php">//текущее время в unix timestamp</text:span></text:p>
      <text:p text:style-name="P1"/>
      <text:p text:style-name="P1"><text:span text:style-name="regexp0_5f_php">$url</text:span> <text:span text:style-name="symbol0_5f_php">=</text:span> <text:span text:style-name="string_5f_php">"http://path_to_crm/excapi"</text:span><text:span text:style-name="symbol0_5f_php">;</text:span><text:tab/><text:span text:style-name="comment0_5f_php">//url запроса, т.е. точка входа</text:span></text:p>
      <text:p text:style-name="P1"><text:span text:style-name="regexp0_5f_php">$clientID</text:span> <text:span text:style-name="symbol0_5f_php">=</text:span> <text:span text:style-name="string_5f_php">"partner_1"</text:span><text:span text:style-name="symbol0_5f_php">;</text:span> <text:tab/><text:tab/><text:span text:style-name="comment0_5f_php">//идентификатор клиента</text:span></text:p>
      <text:p text:style-name="P1"><text:span text:style-name="regexp0_5f_php">$secret</text:span> <text:span text:style-name="symbol0_5f_php">=</text:span> <text:span text:style-name="string_5f_php">"This is my secret phrase"</text:span><text:span text:style-name="symbol0_5f_php">;</text:span> <text:tab/><text:span text:style-name="comment0_5f_php">//секретный ключ</text:span></text:p>
      <text:p text:style-name="P1"/>
      <text:p text:style-name="P1"><text:span text:style-name="comment0_5f_php">//Щаг 1. Создаем объект запроса </text:span></text:p>
      <text:p text:style-name="P1"><text:span text:style-name="regexp0_5f_php">$req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method'</text:span> <text:span text:style-name="symbol0_5f_php">=&gt;</text:span><text:span text:style-name="string_5f_php"> 'addOrder'</text:span><text:span text:style-name="symbol0_5f_php">,</text:span></text:p>
      <text:p text:style-name="P1"><text:s/><text:span text:style-name="string_5f_php"><text:s/>'params'</text:span> <text:span text:style-name="symbol0_5f_php">=&gt;</text:span> <text:span text:style-name="keyword2_5f_php">array</text:span><text:span text:style-name="symbol0_5f_php">(</text:span></text:p>
      <text:p text:style-name="P1"><text:s text:c="6"/><text:span text:style-name="keyword2_5f_php">array</text:span><text:span text:style-name="symbol0_5f_php">(</text:span></text:p>
      <text:p text:style-name="P1"><text:span text:style-name="string_5f_php"><text:tab/>'order_id'</text:span> <text:span text:style-name="symbol0_5f_php">=&gt;</text:span> <text:span text:style-name="number_5f_php">123</text:span><text:span text:style-name="symbol0_5f_php">,</text:span> <text:s text:c="2"/><text:tab/><text:tab/><text:span text:style-name="comment0_5f_php">// параметры запроса</text:span></text:p>
      <text:p text:style-name="P1"><text:span text:style-name="string_5f_php"><text:tab/>'good_id'</text:span> <text:span text:style-name="symbol0_5f_php">=&gt;</text:span> <text:span text:style-name="number_5f_php">123</text:span><text:span text:style-name="symbol0_5f_php">,</text:span> </text:p>
      <text:p text:style-name="P1"><text:tab/><text:span text:style-name="comment0_5f_php">//... прочие параметры</text:span></text:p>
      <text:p text:style-name="P1"><text:s text:c="6"/><text:span text:style-name="symbol0_5f_php">)</text:span></text:p>
      <text:p text:style-name="P1"><text:s text:c="2"/><text:span text:style-name="symbol0_5f_php">),</text:span> </text:p>
      <text:p text:style-name="P1"><text:s/><text:span text:style-name="string_5f_php"><text:s/>'id'</text:span> <text:span text:style-name="symbol0_5f_php">=&gt;</text:span> <text:span text:style-name="symbol0_5f_php">(</text:span><text:span text:style-name="regexp0_5f_php">$now</text:span> <text:span text:style-name="symbol0_5f_php">*</text:span> <text:span text:style-name="number_5f_php">1000</text:span> <text:span text:style-name="symbol0_5f_php">+</text:span> <text:span text:style-name="keyword2_5f_php">rand</text:span><text:span text:style-name="symbol0_5f_php">(</text:span><text:span text:style-name="number_5f_php">0</text:span><text:span text:style-name="symbol0_5f_php">,</text:span> <text:span text:style-name="number_5f_php">999</text:span><text:span text:style-name="symbol0_5f_php">))</text:span><text:tab/><text:span text:style-name="comment0_5f_php">// псевдо-случайное id запроса</text:span></text:p>
      <text:p text:style-name="P1"><text:span text:style-name="symbol0_5f_php">);</text:span></text:p>
      <text:p text:style-name="P1"/>
      <text:p text:style-name="P1"><text:span text:style-name="comment0_5f_php">//Шаг 2. Получаем json строку из объекта запроса</text:span></text:p>
      <text:p text:style-name="P1"><text:span text:style-name="regexp0_5f_php">$req_str</text:span> <text:span text:style-name="symbol0_5f_php">=</text:span> json_encode<text:span text:style-name="symbol0_5f_php">(</text:span><text:span text:style-name="regexp0_5f_php">$req</text:span><text:span text:style-name="symbol0_5f_php">);</text:span></text:p>
      <text:p text:style-name="P1"/>
      <text:p text:style-name="P1"><text:span text:style-name="comment0_5f_php">//Шаг 3 и 4. Получаем подпись запроса.</text:span></text:p>
      <text:p text:style-name="P1"><text:span text:style-name="regexp0_5f_php">$chk_str</text:span> <text:span text:style-name="symbol0_5f_php">=</text:span> <text:span text:style-name="regexp0_5f_php">$req_str</text:span> <text:span text:style-name="symbol0_5f_php">.</text:span> <text:span text:style-name="regexp0_5f_php">$clientID</text:span> <text:span text:style-name="symbol0_5f_php">.</text:span> <text:span text:style-name="regexp0_5f_php">$secret</text:span><text:span text:style-name="symbol0_5f_php">;</text:span></text:p>
      <text:p text:style-name="P1"><text:span text:style-name="regexp0_5f_php">$sign</text:span> <text:span text:style-name="symbol0_5f_php">=</text:span> <text:span text:style-name="keyword2_5f_php">md5</text:span><text:span text:style-name="symbol0_5f_php">(</text:span><text:span text:style-name="regexp0_5f_php">$chk_str</text:span><text:span text:style-name="symbol0_5f_php">);</text:span></text:p>
      <text:p text:style-name="P1"/>
      <text:p text:style-name="P1"><text:span text:style-name="comment0_5f_php">//Шаг 5 и 6. Сформируем тело запроса</text:span></text:p>
      <text:p text:style-name="P1"><text:span text:style-name="regexp0_5f_php">$body_obj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sender'</text:span> <text:span text:style-name="symbol0_5f_php">=&gt;</text:span> <text:span text:style-name="regexp0_5f_php">$clientID</text:span><text:span text:style-name="symbol0_5f_php">,</text:span> </text:p>
      <text:p text:style-name="P1"><text:s/><text:span text:style-name="string_5f_php"><text:s/>'sign'</text:span> <text:span text:style-name="symbol0_5f_php">=&gt;</text:span> <text:span text:style-name="regexp0_5f_php">$sign</text:span><text:span text:style-name="symbol0_5f_php">,</text:span> </text:p>
      <text:p text:style-name="P1"><text:s/><text:span text:style-name="string_5f_php"><text:s/>'request'</text:span> <text:span text:style-name="symbol0_5f_php">=&gt;</text:span> <text:span text:style-name="regexp0_5f_php">$req_str</text:span></text:p>
      <text:p text:style-name="P1"><text:span text:style-name="symbol0_5f_php">);</text:span></text:p>
      <text:p text:style-name="P1"><text:span text:style-name="regexp0_5f_php">$body_str</text:span> <text:span text:style-name="symbol0_5f_php">=</text:span> json_encode<text:span text:style-name="symbol0_5f_php">(</text:span><text:span text:style-name="regexp0_5f_php">$body_obj</text:span><text:span text:style-name="symbol0_5f_php">);</text:span></text:p>
      <text:p text:style-name="P1"/>
      <text:p text:style-name="P1"><text:span text:style-name="comment0_5f_php">//Сформируем и выполним сам запрос</text:span></text:p>
      <text:p text:style-name="P1"><text:span text:style-name="regexp0_5f_php">$httpreq</text:span> <text:span text:style-name="symbol0_5f_php">=</text:span> <text:span text:style-name="keyword1_5f_php">new</text:span> HttpRequest<text:span text:style-name="symbol0_5f_php">(</text:span><text:span text:style-name="regexp0_5f_php">$url</text:span><text:span text:style-name="symbol0_5f_php">,</text:span> HTTP_METH_POST<text:span text:style-name="symbol0_5f_php">);</text:span></text:p>
      <text:p text:style-name="P1"><text:span text:style-name="regexp0_5f_php">$httpreq</text:span><text:span text:style-name="symbol0_5f_php">-&gt;</text:span>setContentType<text:span text:style-name="string_5f_php">('application/json'</text:span><text:span text:style-name="symbol0_5f_php">);</text:span></text:p>
      <text:p text:style-name="P1"><text:span text:style-name="regexp0_5f_php">$httpreq</text:span><text:span text:style-name="symbol0_5f_php">-&gt;</text:span>setBody<text:span text:style-name="symbol0_5f_php">(</text:span><text:span text:style-name="regexp0_5f_php">$body_str</text:span><text:span text:style-name="symbol0_5f_php">);</text:span></text:p>
      <text:p text:style-name="P1"><text:span text:style-name="comment0_5f_php">//получим ответ от сервера</text:span></text:p>
      <text:p text:style-name="P1"><text:span text:style-name="regexp0_5f_php">$resp</text:span> <text:span text:style-name="symbol0_5f_php">=</text:span> <text:span text:style-name="regexp0_5f_php">$httpreq</text:span><text:span text:style-name="symbol0_5f_php">-&gt;</text:span>send<text:span text:style-name="symbol0_5f_php">();</text:span></text:p>
      <text:p text:style-name="P1"/>
      <text:p text:style-name="P1"/>
      <text:h text:style-name="P23" text:outline-level="3">Сервер:</text:h>
      <text:p text:style-name="P1"><text:span text:style-name="symbol0_5f_php">&lt;</text:span>?php</text:p>
      <text:p text:style-name="P1"><text:span text:style-name="comment0_5f_php">//получим тело запроса, от клиента</text:span></text:p>
      <text:p text:style-name="P1"><text:span text:style-name="regexp0_5f_php">$post_data</text:span> <text:span text:style-name="symbol0_5f_php">=</text:span> <text:span text:style-name="keyword2_5f_php">file_get_contents</text:span><text:span text:style-name="symbol0_5f_php">(</text:span><text:span text:style-name="string_5f_php">"php://input"</text:span><text:span text:style-name="symbol0_5f_php">);</text:span></text:p>
      <text:p text:style-name="P1"><text:span text:style-name="comment0_5f_php">//преобразуем строку запроса в php Объект</text:span></text:p>
      <text:p text:style-name="P1"><text:span text:style-name="regexp0_5f_php">$body</text:span> <text:span text:style-name="symbol0_5f_php">=</text:span> json_decode<text:span text:style-name="symbol0_5f_php">(</text:span><text:span text:style-name="regexp0_5f_php">$post_data</text:span><text:span text:style-name="symbol0_5f_php">);</text:span></text:p>
      <text:p text:style-name="P1"><text:span text:style-name="comment0_5f_php">//проверим подпись сообщения</text:span></text:p>
      <text:p text:style-name="P1"><text:span text:style-name="regexp0_5f_php">$clientID</text:span> <text:span text:style-name="symbol0_5f_php">=</text:span> <text:span text:style-name="regexp0_5f_php">$body</text:span><text:span text:style-name="symbol0_5f_php">-&gt;</text:span>sender<text:span text:style-name="symbol0_5f_php">;</text:span></text:p>
      <text:p text:style-name="P1"><text:span text:style-name="regexp0_5f_php">$secret</text:span> <text:span text:style-name="symbol0_5f_php">=</text:span> getClientSecret<text:span text:style-name="symbol0_5f_php">(</text:span><text:span text:style-name="regexp0_5f_php">$clientID</text:span><text:span text:style-name="symbol0_5f_php">);</text:span></text:p>
      <text:p text:style-name="P1"><text:span text:style-name="regexp0_5f_php">$chk_str</text:span> <text:span text:style-name="symbol0_5f_php">=</text:span> <text:span text:style-name="regexp0_5f_php">$body</text:span><text:span text:style-name="symbol0_5f_php">-&gt;</text:span>request <text:span text:style-name="symbol0_5f_php">.</text:span> <text:span text:style-name="regexp0_5f_php">$clientID</text:span> <text:span text:style-name="symbol0_5f_php">.</text:span> <text:span text:style-name="regexp0_5f_php">$secret</text:span><text:span text:style-name="symbol0_5f_php">;</text:span></text:p>
      <text:p text:style-name="P1"><text:span text:style-name="regexp0_5f_php">$validSign</text:span> <text:span text:style-name="symbol0_5f_php">=</text:span> <text:span text:style-name="keyword2_5f_php">md5</text:span><text:span text:style-name="symbol0_5f_php">(</text:span><text:span text:style-name="regexp0_5f_php">$chk_str</text:span><text:span text:style-name="symbol0_5f_php">);</text:span></text:p>
      <text:p text:style-name="P1"><text:span text:style-name="keyword0_5f_php">if</text:span><text:span text:style-name="symbol0_5f_php">(!</text:span><text:span text:style-name="regexp0_5f_php">$chk_str</text:span> <text:span text:style-name="symbol0_5f_php">||</text:span> <text:span text:style-name="regexp0_5f_php">$validSign</text:span> <text:span text:style-name="symbol0_5f_php">!=</text:span> <text:span text:style-name="regexp0_5f_php">$body</text:span><text:span text:style-name="symbol0_5f_php">-&gt;</text:span>sign<text:span text:style-name="symbol0_5f_php">)</text:span> <text:span text:style-name="symbol0_5f_php">{</text:span></text:p>
      <text:p text:style-name="P1"><text:s text:c="2"/><text:span text:style-name="comment_5f_multi_5f_php">/*клиент не прошел аутентификацию, шлем его в прекрасное далеко,</text:span></text:p>
      <text:p text:style-name="P1"><text:span text:style-name="comment_5f_multi_5f_php"><text:s text:c="4"/>если наглеет не первый раз, то вообще баним его */</text:span></text:p>
      <text:p text:style-name="P1"><text:span text:style-name="symbol0_5f_php">}</text:span></text:p>
      <text:p text:style-name="P1"><text:span text:style-name="comment0_5f_php">//получаем объект запроса</text:span></text:p>
      <text:p text:style-name="P1"><text:span text:style-name="regexp0_5f_php">$req</text:span> <text:span text:style-name="symbol0_5f_php">=</text:span> json_decode<text:span text:style-name="symbol0_5f_php">(</text:span><text:span text:style-name="regexp0_5f_php">$body</text:span><text:span text:style-name="symbol0_5f_php">-&gt;</text:span>request<text:span text:style-name="symbol0_5f_php">);</text:span></text:p>
      <text:p text:style-name="P1"><text:span text:style-name="comment0_5f_php">//выполним запрос</text:span></text:p>
      <text:p text:style-name="P1"><text:span text:style-name="keyword2_5f_php">list</text:span><text:span text:style-name="symbol0_5f_php">(</text:span><text:span text:style-name="regexp0_5f_php">$res</text:span><text:span text:style-name="symbol0_5f_php">,</text:span> <text:span text:style-name="regexp0_5f_php">$err</text:span><text:span text:style-name="symbol0_5f_php">)</text:span> <text:span text:style-name="symbol0_5f_php">=</text:span> execJsonRpc<text:span text:style-name="symbol0_5f_php">(</text:span><text:span text:style-name="regexp0_5f_php">$req</text:span><text:span text:style-name="symbol0_5f_php">);</text:span></text:p>
      <text:p text:style-name="P1"/>
      <text:p text:style-name="P1"><text:span text:style-name="comment0_5f_php">//Шаг 1 и 2. Сформируем объект ответа и преобразуем его в json строку</text:span></text:p>
      <text:p text:style-name="P1"><text:span text:style-name="regexp0_5f_php">$ans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result'</text:span> <text:span text:style-name="symbol0_5f_php">=&gt;</text:span> <text:span text:style-name="regexp0_5f_php">$res</text:span><text:span text:style-name="symbol0_5f_php">,</text:span><text:tab/><text:span text:style-name="comment0_5f_php">// результат</text:span></text:p>
      <text:p text:style-name="P1"><text:s/><text:span text:style-name="string_5f_php"><text:s/>'error'</text:span> <text:span text:style-name="symbol0_5f_php">=&gt;</text:span> <text:span text:style-name="regexp0_5f_php">$err</text:span><text:span text:style-name="symbol0_5f_php">,</text:span> <text:s text:c="5"/><text:span text:style-name="comment0_5f_php">// ошибка </text:span></text:p>
      <text:p text:style-name="P1"><text:s/><text:span text:style-name="string_5f_php"><text:s/>'id'</text:span> <text:span text:style-name="symbol0_5f_php">=&gt;</text:span> <text:span text:style-name="regexp0_5f_php">$body</text:span><text:span text:style-name="symbol0_5f_php">-&gt;</text:span>id <text:s text:c="4"/><text:span text:style-name="comment0_5f_php">// идентификатор запроса</text:span></text:p>
      <text:p text:style-name="P1"><text:span text:style-name="symbol0_5f_php">);</text:span></text:p>
      <text:p text:style-name="P1"><text:span text:style-name="regexp0_5f_php">$ans_str</text:span> <text:span text:style-name="symbol0_5f_php">=</text:span> json_encode<text:span text:style-name="symbol0_5f_php">(</text:span><text:span text:style-name="regexp0_5f_php">$ans</text:span><text:span text:style-name="symbol0_5f_php">);</text:span></text:p>
      <text:p text:style-name="P1"><text:span text:style-name="comment0_5f_php">//Шаг 3 и 4. Сформируем подпись сообщения.</text:span></text:p>
      <text:p text:style-name="P1"><text:span text:style-name="regexp0_5f_php">$chk_str</text:span> <text:span text:style-name="symbol0_5f_php">=</text:span> <text:span text:style-name="regexp0_5f_php">$ans_str</text:span> <text:span text:style-name="symbol0_5f_php">.</text:span> <text:span text:style-name="regexp0_5f_php">$clientID</text:span> <text:span text:style-name="symbol0_5f_php">.</text:span> <text:span text:style-name="regexp0_5f_php">$secret</text:span><text:span text:style-name="symbol0_5f_php">;</text:span></text:p>
      <text:p text:style-name="P1"><text:span text:style-name="regexp0_5f_php">$sign</text:span> <text:span text:style-name="symbol0_5f_php">=</text:span> <text:span text:style-name="keyword2_5f_php">md5</text:span><text:span text:style-name="symbol0_5f_php">(</text:span><text:span text:style-name="regexp0_5f_php">$chk_str</text:span><text:span text:style-name="symbol0_5f_php">);</text:span></text:p>
      <text:p text:style-name="P1"><text:span text:style-name="comment0_5f_php">//Шаг 5 и 6. Сформируем тело ответа.</text:span></text:p>
      <text:p text:style-name="P1"><text:span text:style-name="regexp0_5f_php">$ans_body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sign'</text:span> <text:span text:style-name="symbol0_5f_php">=&gt;</text:span> <text:span text:style-name="regexp0_5f_php">$sign</text:span><text:span text:style-name="symbol0_5f_php">,</text:span> </text:p>
      <text:p text:style-name="P1"><text:s/><text:span text:style-name="string_5f_php"><text:s/>'answer'</text:span> <text:span text:style-name="symbol0_5f_php">=&gt;</text:span> <text:span text:style-name="regexp0_5f_php">$ans_str</text:span></text:p>
      <text:p text:style-name="P1"><text:span text:style-name="symbol0_5f_php">);</text:span></text:p>
      <text:p text:style-name="P1"><text:span text:style-name="regexp0_5f_php">$ans_body_str</text:span> <text:span text:style-name="symbol0_5f_php">=</text:span> json_encode<text:span text:style-name="symbol0_5f_php">(</text:span><text:span text:style-name="regexp0_5f_php">$ans_body</text:span><text:span text:style-name="symbol0_5f_php">);</text:span></text:p>
      <text:p text:style-name="P1"><text:span text:style-name="comment0_5f_php">//Отправить ответ клиенту</text:span></text:p>
      <text:p text:style-name="P1"><text:span text:style-name="keyword2_5f_php">header</text:span><text:span text:style-name="string_5f_php">('Content-Type: application/json'</text:span><text:span text:style-name="symbol0_5f_php">);</text:span></text:p>
      <text:p text:style-name="P1"><text:span text:style-name="keyword2_5f_php">echo</text:span> <text:span text:style-name="regexp0_5f_php">$ans_body_str</text:span><text:span text:style-name="symbol0_5f_php">;</text:span></text:p>
      <text:p text:style-name="P1"/>
      <text:p text:style-name="P2"/>
      <text:p text:style-name="P2"/>
      <text:p text:style-name="P2"/>
      <text:h text:style-name="P25" text:outline-level="2">Методы и параметры: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3">метод</text:p>
          </table:table-cell>
          <table:table-cell table:style-name="Таблица5.A1" office:value-type="string">
            <text:p text:style-name="P3">addOrder</text:p>
          </table:table-cell>
          <table:table-cell table:style-name="Таблица5.C1" office:value-type="string">
            <text:p text:style-name="Table_20_Contents">добавить заказ в CRM</text:p>
          </table:table-cell>
        </table:table-row>
        <table:table-row>
          <table:table-cell table:style-name="Таблица5.A2" office:value-type="string">
            <text:p text:style-name="P3">параметры</text:p>
          </table:table-cell>
          <table:table-cell table:style-name="Таблица5.A2" office:value-type="string">
            <text:p text:style-name="P5">объект </text:p>
          </table:table-cell>
          <table:table-cell table:style-name="Таблица5.C2" office:value-type="string">
            <text:p text:style-name="Table_20_Contents">Объект со следующей структурой:</text:p>
            <table:table table:name="Таблица6" table:style-name="Таблица6">
              <table:table-column table:style-name="Таблица6.A" table:number-columns-repeated="3"/>
              <table:table-row>
                <table:table-cell table:style-name="Таблица6.A1" office:value-type="string">
                  <text:p text:style-name="Table_20_Contents">ip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IP адрес </text:p>
                </table:table-cell>
              </table:table-row>
              <table:table-row>
                <table:table-cell table:style-name="Таблица6.A1" office:value-type="string">
                  <text:p text:style-name="Table_20_Contents">order_i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Номер заказа</text:p>
                </table:table-cell>
              </table:table-row>
              <table:table-row>
                <table:table-cell table:style-name="Таблица6.A1" office:value-type="string">
                  <text:p text:style-name="Table_20_Contents">good_i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Наименование товара</text:p>
                </table:table-cell>
              </table:table-row>
              <table:table-row>
                <table:table-cell table:style-name="Таблица6.A1" office:value-type="string">
                  <text:p text:style-name="P8">kolvo</text:p>
                </table:table-cell>
                <table:table-cell table:style-name="Таблица6.B1" office:value-type="string">
                  <text:p text:style-name="P8">unsigned integer</text:p>
                </table:table-cell>
                <table:table-cell table:style-name="Таблица6.B1" office:value-type="string">
                  <text:p text:style-name="P8">Количество продукта</text:p>
                </table:table-cell>
              </table:table-row>
              <table:table-row>
                <table:table-cell table:style-name="Таблица6.A1" office:value-type="string">
                  <text:p text:style-name="Table_20_Contents">affiliate_i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Ид аффилиата</text:p>
                </table:table-cell>
              </table:table-row>
              <table:table-row>
                <table:table-cell table:style-name="Таблица6.A1" office:value-type="string">
                  <text:p text:style-name="Table_20_Contents">country_ko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код страны</text:p>
                </table:table-cell>
              </table:table-row>
              <table:table-row>
                <table:table-cell table:style-name="Таблица6.A1" office:value-type="string">
                  <text:p text:style-name="Table_20_Contents">fio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ФИО</text:p>
                </table:table-cell>
              </table:table-row>
              <table:table-row>
                <table:table-cell table:style-name="Таблица6.A1" office:value-type="string">
                  <text:p text:style-name="Table_20_Contents">address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Адрес </text:p>
                </table:table-cell>
              </table:table-row>
              <table:table-row>
                <table:table-cell table:style-name="Таблица6.A1" office:value-type="string">
                  <text:p text:style-name="Table_20_Contents">phone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Номер телефона </text:p>
                </table:table-cell>
              </table:table-row>
              <table:table-row>
                <table:table-cell table:style-name="Таблица6.A10" office:value-type="string">
                  <text:p text:style-name="Table_20_Contents">comment</text:p>
                </table:table-cell>
                <table:table-cell table:style-name="Таблица6.B10" office:value-type="string">
                  <text:p text:style-name="Table_20_Contents">string</text:p>
                </table:table-cell>
                <table:table-cell table:style-name="Таблица6.B10" office:value-type="string">
                  <text:p text:style-name="Table_20_Contents">Примечание к заказу</text:p>
                </table:table-cell>
              </table:table-row>
              <table:table-row>
                <table:table-cell table:style-name="Таблица6.A10" office:value-type="string">
                  <text:p text:style-name="P15">confirmed</text:p>
                </table:table-cell>
                <table:table-cell table:style-name="Таблица6.B10" office:value-type="string">
                  <text:p text:style-name="P15">boolean</text:p>
                </table:table-cell>
                <table:table-cell table:style-name="Таблица6.B10" office:value-type="string">
                  <text:p text:style-name="P15">признак того что заказ подтвержден (опциональное)</text:p>
                </table:table-cell>
              </table:table-row>
              <table:table-row>
                <table:table-cell table:style-name="Таблица6.A10" office:value-type="string">
                  <text:p text:style-name="P26">delcost</text:p>
                </table:table-cell>
                <table:table-cell table:style-name="Таблица6.B10" office:value-type="string">
                  <text:p text:style-name="P26">float</text:p>
                </table:table-cell>
                <table:table-cell table:style-name="Таблица6.B10" office:value-type="string">
                  <text:p text:style-name="P26">стоимость доставки (опциональное, только для подтвержденных)</text:p>
                </table:table-cell>
              </table:table-row>
              <table:table-row>
                <table:table-cell table:style-name="Таблица6.A10" office:value-type="string">
                  <text:p text:style-name="P26">deliv_date</text:p>
                </table:table-cell>
                <table:table-cell table:style-name="Таблица6.B10" office:value-type="string">
                  <text:p text:style-name="P26">Y-m-d</text:p>
                </table:table-cell>
                <table:table-cell table:style-name="Таблица6.B10" office:value-type="string">
                  <text:p text:style-name="P26">дата доставки (опциональное, только для подтвержденных)</text:p>
                </table:table-cell>
              </table:table-row>
              <table:table-row>
                <table:table-cell table:style-name="Таблица6.A10" office:value-type="string">
                  <text:p text:style-name="P26">deliv_stime</text:p>
                </table:table-cell>
                <table:table-cell table:style-name="Таблица6.B10" office:value-type="string">
                  <text:p text:style-name="P26">H:i</text:p>
                </table:table-cell>
                <table:table-cell table:style-name="Таблица6.B10" office:value-type="string">
                  <text:p text:style-name="P26"><text:bookmark-start text:name="__DdeLink__1442_46612979"/>время доставки от (опциональное, только для подтвержденных)<text:bookmark-end text:name="__DdeLink__1442_46612979"/></text:p>
                </table:table-cell>
              </table:table-row>
              <table:table-row>
                <table:table-cell table:style-name="Таблица6.A10" office:value-type="string">
                  <text:p text:style-name="P26">deliv_etime</text:p>
                </table:table-cell>
                <table:table-cell table:style-name="Таблица6.B10" office:value-type="string">
                  <text:p text:style-name="P26">H:i</text:p>
                </table:table-cell>
                <table:table-cell table:style-name="Таблица6.B10" office:value-type="string">
                  <text:p text:style-name="P26">время доставки до (опциональное, только для подтвержденных)</text:p>
                </table:table-cell>
              </table:table-row>
            </table:table>
            <text:p text:style-name="Table_20_Contents">Пример:</text:p>
            <text:p text:style-name="Table_20_Contents">{'order_id': 'order 1', 'good_id': 'good 1', …, 'comment': 'bla bla bla'}</text:p>
          </table:table-cell>
        </table:table-row>
        <table:table-row>
          <table:table-cell table:style-name="Таблица5.A2" table:number-rows-spanned="2" office:value-type="string">
            <text:p text:style-name="P3">возвращает</text:p>
          </table:table-cell>
          <table:table-cell table:style-name="Таблица5.A2" office:value-type="string">
            <text:p text:style-name="P5">integer</text:p>
          </table:table-cell>
          <table:table-cell table:style-name="Таблица5.C2" office:value-type="string">
            <text:p text:style-name="Table_20_Contents">ID заказа в нашей CRM, если он успешно добавлен</text:p>
          </table:table-cell>
        </table:table-row>
        <table:table-row>
          <table:covered-table-cell/>
          <table:table-cell table:style-name="Таблица5.A2" office:value-type="string">
            <text:p text:style-name="P5">false</text:p>
          </table:table-cell>
          <table:table-cell table:style-name="Таблица5.C2" office:value-type="string">
            <text:p text:style-name="Table_20_Contents">заказ не добавлен</text:p>
          </table:table-cell>
        </table:table-row>
      </table:table>
      <text:p text:style-name="P17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3">метод</text:p>
          </table:table-cell>
          <table:table-cell table:style-name="Таблица7.A1" office:value-type="string">
            <text:p text:style-name="P3">getOrderStatus</text:p>
          </table:table-cell>
          <table:table-cell table:style-name="Таблица7.C1" office:value-type="string">
            <text:p text:style-name="Table_20_Contents">получить статус заказа(ов) из CRM</text:p>
          </table:table-cell>
        </table:table-row>
        <table:table-row>
          <table:table-cell table:style-name="Таблица7.A2" table:number-rows-spanned="2" office:value-type="string">
            <text:p text:style-name="P3">параметры</text:p>
          </table:table-cell>
          <table:table-cell table:style-name="Таблица7.A2" office:value-type="string">
            <text:p text:style-name="Table_20_Contents">массив</text:p>
          </table:table-cell>
          <table:table-cell table:style-name="Таблица7.C2" office:value-type="string">
            <text:p text:style-name="Table_20_Contents">Массив содержащий список идентификаторов заказов. Пример:</text:p>
            <text:p text:style-name="Table_20_Contents">['order 1', 'order 2', 'order 3', …, 'order N']</text:p>
          </table:table-cell>
        </table:table-row>
        <table:table-row>
          <table:covered-table-cell/>
          <table:table-cell table:style-name="Таблица7.A2" office:value-type="string">
            <text:p text:style-name="Table_20_Contents">integer, optional</text:p>
          </table:table-cell>
          <table:table-cell table:style-name="Таблица7.C2" office:value-type="string">
            <text:p text:style-name="Table_20_Contents">0 или 1, 0 по умолчанию, если 1, то ответ будет в том же формате что и у метода getOrderStatusR</text:p>
          </table:table-cell>
        </table:table-row>
        <table:table-row>
          <table:table-cell table:style-name="Таблица7.A2" office:value-type="string">
            <text:p text:style-name="P3">возвращает</text:p>
          </table:table-cell>
          <table:table-cell table:style-name="Таблица7.A2" office:value-type="string">
            <text:p text:style-name="Table_20_Contents">массив</text:p>
          </table:table-cell>
          <table:table-cell table:style-name="Таблица7.C2" office:value-type="string">
            <text:p text:style-name="Table_20_Contents">Массив, содержащий статусы заказов (массив со следующей структурой: </text:p>
            <text:p text:style-name="Table_20_Contents">[</text:p>
            <text:p text:style-name="Table_20_Contents"><text:s text:c="3"/>&lt;номер заказа&gt;, </text:p>
            <text:p text:style-name="Table_20_Contents"><text:s text:c="3"/>&lt;статус заказа&gt;, </text:p>
            <text:p text:style-name="Table_20_Contents"><text:s text:c="3"/>&lt;кол-во звонков по заказу&gt;, </text:p>
            <text:p text:style-name="Table_20_Contents"><text:s text:c="3"/>&lt;коммент к заказу&gt;, </text:p>
            <text:p text:style-name="Table_20_Contents"><text:s text:c="3"/>&lt;коммент к звонку&gt;,</text:p>
            <text:p text:style-name="Table_20_Contents"><text:s text:c="3"/>&lt;ревизия входа&gt;,</text:p>
            <text:p text:style-name="Table_20_Contents"><text:s text:c="3"/>&lt;ревизия обновления&gt;,</text:p>
            <text:p text:style-name="Table_20_Contents"><text:s text:c="3"/>[ //журнал звонков</text:p>
            <text:p text:style-name="Table_20_Contents"><text:s text:c="7"/>{</text:p>
            <text:p text:style-name="Table_20_Contents"><text:tab/> 'date'<text:tab/>: &lt;дата звонка ISO 8601&gt;,<text:line-break/> <text:s text:c="12"/>'state': &lt;статус 0 — не дозвон, 1 — дозвон&gt;,</text:p>
            <text:p text:style-name="Table_20_Contents"><text:s text:c="13"/>'recall': &lt;перезвонить дата ISO 8601&gt;,</text:p>
            <text:p text:style-name="Table_20_Contents"><text:s text:c="13"/>'comment': &lt;комментарий к звонку&gt;</text:p>
            <text:p text:style-name="Table_20_Contents"><text:s text:c="8"/>},</text:p>
            <text:p text:style-name="Table_20_Contents"><text:s text:c="8"/>…</text:p>
            <text:p text:style-name="Table_20_Contents"><text:s text:c="3"/>]</text:p>
            <text:p text:style-name="Table_20_Contents">] ) по индексам соответствующим тем что в параметре запроса. Пример:</text:p>
            <text:p text:style-name="Table_20_Contents">[["ml1030002849","pending","0","","", ….], ...,["ml1030002825","rejected","0","","", ….]];</text:p>
          </table:table-cell>
        </table:table-row>
      </table:table>
      <text:h text:style-name="P22" text:outline-level="3">Расшифровка статусов заказов: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">Значение статуса</text:p>
          </table:table-cell>
          <table:table-cell table:style-name="Таблица8.B1" office:value-type="string">
            <text:p text:style-name="P3">Расшифровка статуса</text:p>
          </table:table-cell>
        </table:table-row>
        <table:table-row>
          <table:table-cell table:style-name="Таблица8.A2" office:value-type="string">
            <text:p text:style-name="Table_20_Contents">pending</text:p>
          </table:table-cell>
          <table:table-cell table:style-name="Таблица8.B2" office:value-type="string">
            <text:p text:style-name="Table_20_Contents">В ожидании</text:p>
          </table:table-cell>
        </table:table-row>
        <table:table-row>
          <table:table-cell table:style-name="Таблица8.A2" office:value-type="string">
            <text:p text:style-name="Table_20_Contents">confirmed</text:p>
          </table:table-cell>
          <table:table-cell table:style-name="Таблица8.B2" office:value-type="string">
            <text:p text:style-name="Table_20_Contents">Подтвержден</text:p>
          </table:table-cell>
        </table:table-row>
        <table:table-row>
          <table:table-cell table:style-name="Таблица8.A2" office:value-type="string">
            <text:p text:style-name="Table_20_Contents">rejected</text:p>
          </table:table-cell>
          <table:table-cell table:style-name="Таблица8.B2" office:value-type="string">
            <text:p text:style-name="Table_20_Contents">Отказ</text:p>
          </table:table-cell>
        </table:table-row>
        <table:table-row>
          <table:table-cell table:style-name="Таблица8.A2" office:value-type="string">
            <text:p text:style-name="Table_20_Contents">paid</text:p>
          </table:table-cell>
          <table:table-cell table:style-name="Таблица8.B2" office:value-type="string">
            <text:p text:style-name="Table_20_Contents">Оплачен</text:p>
          </table:table-cell>
        </table:table-row>
        <table:table-row>
          <table:table-cell table:style-name="Таблица8.A2" office:value-type="string">
            <text:p text:style-name="Table_20_Contents">delivered</text:p>
          </table:table-cell>
          <table:table-cell table:style-name="Таблица8.B2" office:value-type="string">
            <text:p text:style-name="Table_20_Contents">Доставлен</text:p>
          </table:table-cell>
        </table:table-row>
        <table:table-row>
          <table:table-cell table:style-name="Таблица8.A2" office:value-type="string">
            <text:p text:style-name="Table_20_Contents">return</text:p>
          </table:table-cell>
          <table:table-cell table:style-name="Таблица8.B2" office:value-type="string">
            <text:p text:style-name="Table_20_Contents">Возврат</text:p>
          </table:table-cell>
        </table:table-row>
        <table:table-row>
          <table:table-cell table:style-name="Таблица8.A2" office:value-type="string">
            <text:p text:style-name="Table_20_Contents">duplicated</text:p>
          </table:table-cell>
          <table:table-cell table:style-name="Таблица8.B2" office:value-type="string">
            <text:p text:style-name="Table_20_Contents">Дубль</text:p>
          </table:table-cell>
        </table:table-row>
      </table:table>
      <text:p text:style-name="P16">Данные значения статусов передаются клиенту в ответ на запрос getOrderStatus</text:p>
      <text:p text:style-name="P16"/>
      <text:p text:style-name="P16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3">метод</text:p>
          </table:table-cell>
          <table:table-cell table:style-name="Таблица9.A1" office:value-type="string">
            <text:p text:style-name="P3">getOrderStatusR</text:p>
          </table:table-cell>
          <table:table-cell table:style-name="Таблица9.C1" office:value-type="string">
            <text:p text:style-name="Table_20_Contents">получить статус заказа(ов) из CRM</text:p>
          </table:table-cell>
        </table:table-row>
        <table:table-row>
          <table:table-cell table:style-name="Таблица9.A2" table:number-rows-spanned="2" office:value-type="string">
            <text:p text:style-name="P3">параметры</text:p>
          </table:table-cell>
          <table:table-cell table:style-name="Таблица9.A2" office:value-type="string">
            <text:p text:style-name="Table_20_Contents">integer</text:p>
          </table:table-cell>
          <table:table-cell table:style-name="Таблица9.C2" office:value-type="string">
            <text:p text:style-name="Table_20_Contents">Номер ревизии от которого будут возвращены изменения</text:p>
          </table:table-cell>
        </table:table-row>
        <table:table-row>
          <table:covered-table-cell/>
          <table:table-cell table:style-name="Таблица9.A2" office:value-type="string">
            <text:p text:style-name="Table_20_Contents">integer, optional</text:p>
          </table:table-cell>
          <table:table-cell table:style-name="Таблица9.C2" office:value-type="string">
            <text:p text:style-name="Table_20_Contents">0 или 1, 1 по умолчанию, если 0, то ответ будет дан <text:s/>как у getOrderStatus </text:p>
          </table:table-cell>
        </table:table-row>
        <table:table-row>
          <table:table-cell table:style-name="Таблица9.A2" office:value-type="string">
            <text:p text:style-name="P3">возвращает</text:p>
          </table:table-cell>
          <table:table-cell table:style-name="Таблица9.A2" office:value-type="string">
            <text:p text:style-name="Table_20_Contents">объект</text:p>
          </table:table-cell>
          <table:table-cell table:style-name="Таблица9.C2" office:value-type="string">
            <text:p text:style-name="Table_20_Contents">Объект имеющий следующую структуру:</text:p>
            <text:p text:style-name="Table_20_Contents">{</text:p>
            <text:p text:style-name="Table_20_Contents"><text:s text:c="3"/>'rev': &lt;номер актуальной ревизии&gt;,</text:p>
            <text:p text:style-name="Table_20_Contents"><text:s text:c="3"/>'orders': [</text:p>
            <text:p text:style-name="Table_20_Contents"><text:s text:c="6"/>{</text:p>
            <text:p text:style-name="Table_20_Contents"><text:s text:c="9"/>'nmb': &lt;номер заказа&gt;,</text:p>
            <text:p text:style-name="Table_20_Contents"><text:s text:c="9"/>'status': &lt;статус заказа&gt;,</text:p>
            <text:p text:style-name="Table_20_Contents"><text:s text:c="9"/>'call_cnt': &lt;колво звонков по заказу&gt;,</text:p>
            <text:p text:style-name="Table_20_Contents"><text:s text:c="9"/>'comment': &lt;комментарий&gt;,</text:p>
            <text:p text:style-name="Table_20_Contents"><text:s text:c="9"/>'call_comment': &lt;комментарий к звонку&gt;,</text:p>
            <text:p text:style-name="Table_20_Contents"><text:s text:c="9"/>'add_rev': &lt;ревизия входа&gt;,</text:p>
            <text:p text:style-name="Table_20_Contents"><text:s text:c="9"/>'upd_rev': &lt;ревизия обнов&gt;,</text:p>
            <text:p text:style-name="Table_20_Contents"><text:s text:c="9"/>'call_log': [</text:p>
            <text:p text:style-name="Table_20_Contents"><text:s text:c="11"/>{</text:p>
            <text:p text:style-name="Table_20_Contents"><text:tab/> 'date'<text:tab/>: &lt;дата звонка ISO 8601&gt;,<text:line-break/> <text:s text:c="12"/>'state': &lt;статус 0 — не дозвон, 1 — дозвон&gt;,</text:p>
            <text:p text:style-name="Table_20_Contents"><text:s text:c="13"/>'recall': &lt;перезвонить дата ISO 8601&gt;,</text:p>
            <text:p text:style-name="Table_20_Contents"><text:s text:c="13"/>'comment': &lt;комментарий к звонку&gt;</text:p>
            <text:p text:style-name="Table_20_Contents"><text:s text:c="12"/>},</text:p>
            <text:p text:style-name="Table_20_Contents"><text:s text:c="13"/>…</text:p>
            <text:p text:style-name="Table_20_Contents"><text:s text:c="9"/>]<text:line-break/> <text:s text:c="6"/>},</text:p>
            <text:p text:style-name="Table_20_Contents"><text:s text:c="7"/>...</text:p>
            <text:p text:style-name="Table_20_Contents"><text:s text:c="3"/>]</text:p>
            <text:p text:style-name="Table_20_Contents">}</text:p>
          </table:table-cell>
        </table:table-row>
      </table:table>
      <text:p text:style-name="Standard"/>
      <text:p text:style-name="Standard"/>
      <text:p text:style-name="P1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4">метод</text:p>
          </table:table-cell>
          <table:table-cell table:style-name="Таблица11.A1" office:value-type="string">
            <text:p text:style-name="P4">getOrder<text:span text:style-name="T1">s</text:span></text:p>
          </table:table-cell>
          <table:table-cell table:style-name="Таблица11.C1" office:value-type="string">
            <text:p text:style-name="P10">возвращает заказы партнера</text:p>
          </table:table-cell>
        </table:table-row>
        <table:table-row>
          <table:table-cell table:style-name="Таблица11.A2" office:value-type="string">
            <text:p text:style-name="P4">параметры</text:p>
          </table:table-cell>
          <table:table-cell table:style-name="Таблица11.A2" office:value-type="string">
            <text:p text:style-name="P11">datetime</text:p>
          </table:table-cell>
          <table:table-cell table:style-name="Таблица11.C2" office:value-type="string">
            <text:p text:style-name="P12"><text:span text:style-name="T2">Дата время в формате понимаемом функцией PHP </text:span><text:span text:style-name="T3">date_create</text:span></text:p>
          </table:table-cell>
        </table:table-row>
        <table:table-row>
          <table:table-cell table:style-name="Таблица11.A2" office:value-type="string">
            <text:p text:style-name="P4">возвращает</text:p>
          </table:table-cell>
          <table:table-cell table:style-name="Таблица11.A2" office:value-type="string">
            <text:p text:style-name="P9">объект</text:p>
          </table:table-cell>
          <table:table-cell table:style-name="Таблица11.C2" office:value-type="string">
            <text:p text:style-name="P9"><text:span text:style-name="T2">Массив</text:span> имеющий следующую структуру:</text:p>
            <text:p text:style-name="P6">Array </text:p>
            <text:p text:style-name="P6"><text:s text:c="8"/>( </text:p>
            <text:p text:style-name="P6"><text:s text:c="12"/>[0] =&gt; Array </text:p>
            <text:p text:style-name="P6"><text:s text:c="16"/>( </text:p>
            <text:p text:style-name="P6"><text:s text:c="20"/>[number] =&gt; km-1000389297 </text:p>
            <text:p text:style-name="P6"><text:s text:c="20"/>[date] =&gt; 2014-09-11 15:30:39 </text:p>
            <text:p text:style-name="P6"><text:s text:c="20"/>[fio] =&gt; иванов валерий Владимирович </text:p>
            <text:p text:style-name="P6"><text:s text:c="20"/>[phone1] =&gt; +79167802802 </text:p>
            <text:p text:style-name="P6"><text:s text:c="20"/>[phone2] =&gt; </text:p>
            <text:p text:style-name="P6"><text:s text:c="20"/>[zipCode] =&gt; 143054 </text:p>
            <text:p text:style-name="P6"><text:s text:c="20"/>[city] =&gt; Московская обл. Одинцовский р-н. <text:s/>дач. поселок Рампа </text:p>
            <text:p text:style-name="P6"><text:s text:c="20"/>[street] =&gt; нет улицы </text:p>
            <text:p text:style-name="P6"><text:s text:c="20"/>[house] =&gt; --- </text:p>
            <text:p text:style-name="P6"><text:s text:c="20"/>[flat] =&gt; </text:p>
            <text:p text:style-name="P6"><text:s text:c="20"/>[deliveryCost] =&gt; 390 </text:p>
            <text:p text:style-name="P6"><text:s text:c="20"/>[deliveryDate] =&gt; 2014-09-13 </text:p>
            <text:p text:style-name="P6"><text:s text:c="20"/>[deliveryStime] =&gt; 10:00:00 </text:p>
            <text:p text:style-name="P6"><text:s text:c="20"/>[deliveryEtime] =&gt; 18:00:00 </text:p>
            <text:p text:style-name="P6"><text:s text:c="20"/>[approveDate] =&gt; 2014-09-11 15:42:03 </text:p>
            <text:p text:style-name="P6"><text:s text:c="20"/>[goodItems] =&gt; Array </text:p>
            <text:p text:style-name="P6"><text:s text:c="24"/>( </text:p>
            <text:p text:style-name="P6"><text:s text:c="28"/>[0] =&gt; Array </text:p>
            <text:p text:style-name="P6"><text:s text:c="32"/>( </text:p>
            <text:p text:style-name="P6"><text:s text:c="36"/>[goodName] =&gt; Police 1101 </text:p>
            <text:p text:style-name="P6"><text:s text:c="36"/>[goodArticle] =&gt; Police 1101 </text:p>
            <text:p text:style-name="P6"><text:s text:c="36"/>[price] =&gt; 1590 </text:p>
            <text:p text:style-name="P6"><text:s text:c="36"/>[quantity] =&gt; 1 </text:p>
            <text:p text:style-name="P6"><text:s text:c="32"/>) </text:p>
            <text:p text:style-name="P6"/>
            <text:p text:style-name="P6"><text:s text:c="24"/>) </text:p>
            <text:p text:style-name="P6"/>
            <text:p text:style-name="P6"><text:s text:c="16"/>) </text:p>
            <text:p text:style-name="P6"/>
            <text:p text:style-name="P6"><text:s text:c="12"/>[1] =&gt; Array </text:p>
            <text:p text:style-name="P6"><text:s text:c="16"/>( </text:p>
            <text:p text:style-name="P6"><text:s text:c="20"/>[number] =&gt; km-1000389311 </text:p>
            <text:p text:style-name="P6"><text:s text:c="20"/>[date] =&gt; 2014-09-11 15:36:07 </text:p>
            <text:p text:style-name="P6"><text:s text:c="20"/>[fio] =&gt; Безбородов Сергей Кузьмич </text:p>
            <text:p text:style-name="P6"><text:s text:c="20"/>[phone1] =&gt; +79039101840 </text:p>
            <text:p text:style-name="P6"><text:s text:c="20"/>[phone2] =&gt; +79130937023 </text:p>
            <text:p text:style-name="P6"><text:s text:c="20"/>[zipCode] =&gt; 656006 </text:p>
            <text:p text:style-name="P6"><text:s text:c="20"/>[city] =&gt; г. Барнаул, Алтайский край. </text:p>
            <text:p text:style-name="P6"><text:s text:c="20"/>[street] =&gt; ул. Балтийская </text:p>
            <text:p text:style-name="P6"><text:s text:c="20"/>[house] =&gt; д. 4 </text:p>
            <text:p text:style-name="P6"><text:s text:c="20"/>[flat] =&gt; 43 </text:p>
            <text:p text:style-name="P6"><text:s text:c="20"/>[deliveryCost] =&gt; 390 </text:p>
            <text:p text:style-name="P6"><text:s text:c="20"/>[deliveryDate] =&gt; </text:p>
            <text:p text:style-name="P6"><text:s text:c="20"/>[deliveryStime] =&gt; </text:p>
            <text:p text:style-name="P6"><text:s text:c="20"/>[deliveryEtime] =&gt; </text:p>
            <text:p text:style-name="P6"><text:s text:c="20"/>[approveDate] =&gt; 2014-09-11 15:41:03 </text:p>
            <text:p text:style-name="P6"><text:s text:c="20"/>[goodItems] =&gt; Array </text:p>
            <text:p text:style-name="P6"><text:s text:c="24"/>( </text:p>
            <text:p text:style-name="P6"><text:s text:c="28"/>[0] =&gt; Array </text:p>
            <text:p text:style-name="P6"><text:s text:c="32"/>( </text:p>
            <text:p text:style-name="P6"><text:s text:c="36"/>[goodName] =&gt; Летающая Фея </text:p>
            <text:p text:style-name="P6"><text:s text:c="36"/>[goodArticle] =&gt; Летающая Фея </text:p>
            <text:p text:style-name="P6"><text:s text:c="36"/>[price] =&gt; 1990 </text:p>
            <text:p text:style-name="P6"><text:s text:c="36"/>[quantity] =&gt; 1 </text:p>
            <text:p text:style-name="P6"><text:s text:c="32"/>) </text:p>
            <text:p text:style-name="P6"/>
            <text:p text:style-name="P6"><text:s text:c="24"/>) </text:p>
            <text:p text:style-name="P6"/>
            <text:p text:style-name="P6"><text:s text:c="16"/>) </text:p>
            <text:p text:style-name="P6"/>
            <text:p text:style-name="P6"><text:s text:c="8"/>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ra Sans" svg:font-family="'Fira Sans', 'Source Sans Pro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egexp0_5f_php" style:display-name="regexp0_php" style:family="text">
      <style:text-properties fo:color="#000088" fo:font-style="normal" fo:font-weight="normal"/>
    </style:style>
    <style:style style:name="keyword2_5f_php" style:display-name="keyword2_php" style:family="text">
      <style:text-properties fo:color="#990000" fo:font-style="normal" fo:font-weight="normal"/>
    </style:style>
    <style:style style:name="symbol0_5f_php" style:display-name="symbol0_php" style:family="text">
      <style:text-properties fo:color="#339933" fo:font-style="normal" fo:font-weight="normal"/>
    </style:style>
    <style:style style:name="comment0_5f_php" style:display-name="comment0_php" style:family="text">
      <style:text-properties fo:color="#666666" fo:font-style="italic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number_5f_php" style:display-name="number_php" style:family="text">
      <style:text-properties fo:color="#cc66cc" fo:font-style="normal" fo:font-weight="normal"/>
    </style:style>
    <style:style style:name="keyword1_5f_php" style:display-name="keyword1_php" style:family="text">
      <style:text-properties fo:color="#000000" fo:font-style="normal" fo:font-weight="bold"/>
    </style:style>
    <style:style style:name="keyword0_5f_php" style:display-name="keyword0_php" style:family="text">
      <style:text-properties fo:color="#b1b100" fo:font-style="normal" fo:font-weight="normal"/>
    </style:style>
    <style:style style:name="comment_5f_multi_5f_php" style:display-name="comment_multi_php" style:family="text">
      <style:text-properties fo:color="#666666" fo:font-style="italic" fo:font-weight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00:29:46</meta:creation-date>
    <dc:date>2015-09-07T11:35:53.180052760</dc:date>
    <meta:editing-duration>PT3H36M31S</meta:editing-duration>
    <meta:editing-cycles>32</meta:editing-cycles>
    <meta:generator>LibreOffice/4.2.8.2$Linux_X86_64 LibreOffice_project/420m0$Build-2</meta:generator>
    <meta:document-statistic meta:table-count="11" meta:image-count="0" meta:object-count="0" meta:page-count="1" meta:paragraph-count="357" meta:word-count="1330" meta:character-count="11052" meta:non-whitespace-character-count="8354"/>
  </office:meta>
</office:document-meta>
</file>